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7.1542in" fo:margin-left="-0.075in" fo:margin-top="0in" fo:margin-bottom="0in" table:align="left" style:writing-mode="lr-tb"/>
    </style:style>
    <style:style style:name="Table1.A" style:family="table-column">
      <style:table-column-properties style:column-width="1.4493in"/>
    </style:style>
    <style:style style:name="Table1.B" style:family="table-column">
      <style:table-column-properties style:column-width="2.127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0.0417in solid #000001" fo:border-right="none" fo:border-top="0.0417in solid #000001" fo:border-bottom="none"/>
    </style:style>
    <style:style style:name="Table1.A2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B3" style:family="table-cell" style:data-style-name="N37">
      <style:table-cell-properties fo:padding-left="0.075in" fo:padding-right="0.075in" fo:padding-top="0in" fo:padding-bottom="0in" fo:border="none"/>
    </style:style>
    <style:style style:name="Table2" style:family="table">
      <style:table-properties style:width="7.1451in" fo:margin-left="-0.075in" fo:margin-top="0in" fo:margin-bottom="0in" table:align="left" style:writing-mode="lr-tb"/>
    </style:style>
    <style:style style:name="Table2.A" style:family="table-column">
      <style:table-column-properties style:column-width="0.575in"/>
    </style:style>
    <style:style style:name="Table2.B" style:family="table-column">
      <style:table-column-properties style:column-width="2.997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2.B2" style:family="table-cell">
      <style:table-cell-properties fo:padding-left="0.075in" fo:padding-right="0.075in" fo:padding-top="0in" fo:padding-bottom="0in" fo:border="none"/>
    </style:style>
    <style:style style:name="Table2.A6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4" style:family="table">
      <style:table-properties style:width="7.1333in" fo:margin-left="-0.075in" fo:margin-top="0in" fo:margin-bottom="0in" table:align="left" style:writing-mode="lr-tb"/>
    </style:style>
    <style:style style:name="Table4.A" style:family="table-column">
      <style:table-column-properties style:column-width="0.5701in"/>
    </style:style>
    <style:style style:name="Table4.B" style:family="table-column">
      <style:table-column-properties style:column-width="2.9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4.B2" style:family="table-cell">
      <style:table-cell-properties fo:padding-left="0.075in" fo:padding-right="0.075in" fo:padding-top="0in" fo:padding-bottom="0in" fo:border="none"/>
    </style:style>
    <style:style style:name="Table4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5" style:family="table">
      <style:table-properties style:width="7.1333in" fo:margin-left="-0.075in" fo:margin-top="0in" fo:margin-bottom="0in" table:align="left" style:writing-mode="lr-tb"/>
    </style:style>
    <style:style style:name="Table5.A" style:family="table-column">
      <style:table-column-properties style:column-width="0.5701in"/>
    </style:style>
    <style:style style:name="Table5.B" style:family="table-column">
      <style:table-column-properties style:column-width="2.9958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5.B2" style:family="table-cell">
      <style:table-cell-properties fo:padding-left="0.075in" fo:padding-right="0.075in" fo:padding-top="0in" fo:padding-bottom="0in" fo:border="none"/>
    </style:style>
    <style:style style:name="Table5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6" style:family="table">
      <style:table-properties style:width="7.1333in" fo:margin-left="-0.075in" fo:margin-top="0in" fo:margin-bottom="0in" table:align="left" style:writing-mode="lr-tb"/>
    </style:style>
    <style:style style:name="Table6.A" style:family="table-column">
      <style:table-column-properties style:column-width="0.5701in"/>
    </style:style>
    <style:style style:name="Table6.B" style:family="table-column">
      <style:table-column-properties style:column-width="2.9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6.B2" style:family="table-cell">
      <style:table-cell-properties fo:padding-left="0.075in" fo:padding-right="0.075in" fo:padding-top="0in" fo:padding-bottom="0in" fo:border="none"/>
    </style:style>
    <style:style style:name="Table6.A3" style:family="table-cell" style:data-style-name="N0">
      <style:table-cell-properties fo:padding-left="0.075in" fo:padding-right="0.075in" fo:padding-top="0in" fo:padding-bottom="0in" fo:border-left="0.0417in solid #000001" fo:border-right="none" fo:border-top="none" fo:border-bottom="none"/>
    </style:style>
    <style:style style:name="Table3" style:family="table">
      <style:table-properties style:width="7.1563in" fo:margin-left="-0.075in" fo:margin-right="0.0188in" fo:margin-top="0in" fo:margin-bottom="0in" table:align="margins" style:writing-mode="lr-tb"/>
    </style:style>
    <style:style style:name="Table3.A" style:family="table-column">
      <style:table-column-properties style:column-width="0.575in" style:rel-column-width="5265*"/>
    </style:style>
    <style:style style:name="Table3.B" style:family="table-column">
      <style:table-column-properties style:column-width="2.9972in" style:rel-column-width="27447*"/>
    </style:style>
    <style:style style:name="Table3.C" style:family="table-column">
      <style:table-column-properties style:column-width="3.584in" style:rel-column-width="32823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542in" fo:padding-right="0.075in" fo:padding-top="0in" fo:padding-bottom="0in" fo:border-left="0.0347in solid #000001" fo:border-right="none" fo:border-top="none" fo:border-bottom="none">
        <style:background-image/>
      </style:table-cell-properties>
    </style:style>
    <style:style style:name="Table3.B2" style:family="table-cell">
      <style:table-cell-properties fo:background-color="#ffffff" fo:padding-left="0.0542in" fo:padding-right="0.075in" fo:padding-top="0in" fo:padding-bottom="0in" fo:border="none">
        <style:background-image/>
      </style:table-cell-properties>
    </style:style>
    <style:style style:name="Table3.3" style:family="table-row">
      <style:table-row-properties style:min-row-height="0.1875in" style:keep-together="true" fo:keep-together="auto"/>
    </style:style>
    <style:style style:name="Table3.A3" style:family="table-cell" style:data-style-name="N0">
      <style:table-cell-properties fo:background-color="#ffffff" fo:padding-left="0.0542in" fo:padding-right="0.075in" fo:padding-top="0in" fo:padding-bottom="0in" fo:border-left="0.0347in solid #000001" fo:border-right="none" fo:border-top="none" fo:border-bottom="none">
        <style:background-image/>
      </style:table-cell-properties>
    </style:style>
    <style:style style:name="Table3.4" style:family="table-row">
      <style:table-row-properties style:min-row-height="0.6958in" style:keep-together="true" fo:keep-together="auto"/>
    </style:style>
    <style:style style:name="Table3.5" style:family="table-row">
      <style:table-row-properties style:min-row-height="0.1688in" style:keep-together="true" fo:keep-together="auto"/>
    </style:style>
    <style:style style:name="Table3.6" style:family="table-row">
      <style:table-row-properties style:min-row-height="0.3799in" style:keep-together="true" fo:keep-together="auto"/>
    </style:style>
    <style:style style:name="Table3.B6" style:family="table-cell">
      <style:table-cell-properties style:vertical-align="" fo:background-color="#ffffff" fo:padding-left="0.0542in" fo:padding-right="0.075in" fo:padding-top="0in" fo:padding-bottom="0in" fo:border="non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/>
      <style:text-properties style:font-name="Calibri1" style:font-name-complex="Calibri1"/>
    </style:style>
    <style:style style:name="P2" style:family="paragraph" style:parent-style-name="Heading_20_2" style:list-style-name="">
      <style:paragraph-properties fo:margin-top="0.1665in" fo:margin-bottom="0.0417in" fo:keep-with-next="always"/>
    </style:style>
    <style:style style:name="P3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  <style:text-properties fo:color="#808080" fo:font-size="10pt" style:font-size-asian="10pt"/>
    </style:style>
    <style:style style:name="P6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P7" style:family="paragraph" style:parent-style-name="Header">
      <style:paragraph-properties fo:margin-left="-0.0626in" fo:margin-right="0in" fo:text-indent="0in" style:auto-text-indent="false"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P11" style:family="paragraph" style:parent-style-name="Standard">
      <style:text-properties fo:font-size="12pt" fo:font-weight="bold" style:font-size-asian="12pt" style:font-weight-asian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name-complex="Calibri1"/>
    </style:style>
    <style:style style:name="T3" style:family="text">
      <style:text-properties style:font-name="Calibri" fo:font-size="12pt" style:font-size-asian="12pt" style:font-name-complex="Calibri1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style="italic" style:font-size-asian="12pt" style:font-style-asian="italic"/>
    </style:style>
    <style:style style:name="T7" style:family="text">
      <style:text-properties style:font-name="Arial1" fo:font-size="12pt" fo:font-style="italic" fo:font-weight="bold" style:font-size-asian="12pt" style:font-style-asian="italic" style:font-weight-asian="bold" style:font-name-complex="Arial2" style:font-size-complex="12pt"/>
    </style:style>
    <style:style style:name="T8" style:family="text">
      <style:text-properties fo:color="#000000"/>
    </style:style>
    <style:style style:name="T9" style:family="text">
      <style:text-properties fo:color="#000000" fo:font-size="12pt" style:font-size-asian="12pt"/>
    </style:style>
    <style:style style:name="T10" style:family="text">
      <style:text-properties fo:color="#000000" fo:font-size="10pt" style:font-size-asian="10pt"/>
    </style:style>
    <style:style style:name="T11" style:family="text">
      <style:text-properties fo:color="#808080" fo:font-size="10pt" style:font-size-asian="10pt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640359327205246" text:style-name="Outline">
        <text:list-item>
          <text:h text:style-name="P1" text:outline-level="1"><text:bookmark text:name="_GoBack"/><text:span text:style-name="T1">Use Case 18: Super-Manager can remove manager</text:span></text:h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list xml:id="list35642094" text:continue-numbering="true" text:style-name="Outline">
              <text:list-item>
                <text:list>
                  <text:list-item>
                    <text:h text:style-name="Heading_20_2" text:outline-level="2">GENERAL CHARACTERISTICS</text:h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"><text:span text:style-name="T5">Author</text:span></text:p>
          </table:table-cell>
          <table:table-cell table:style-name="Table1.B2" office:value-type="string">
            <text:p text:style-name="Standard"><text:span text:style-name="T4">Matthew Szostak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Last Update:</text:span></text:p>
          </table:table-cell>
          <table:table-cell table:style-name="Table1.B3" office:value-type="date" office:date-value="2016-09-28">
            <text:p text:style-name="Standard"><text:span text:style-name="T4">09/28/16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Scope</text:span></text:p>
          </table:table-cell>
          <table:table-cell table:style-name="Table1.B2" office:value-type="string">
            <text:p text:style-name="Standard"><text:span text:style-name="T4">Employee databas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Level</text:span></text:p>
          </table:table-cell>
          <table:table-cell table:style-name="Table1.B2" office:value-type="string">
            <text:p text:style-name="Standard"><text:span text:style-name="T4">User Level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Status</text:span></text:p>
          </table:table-cell>
          <table:table-cell table:style-name="Table1.B2" office:value-type="string">
            <text:p text:style-name="Standard"><text:span text:style-name="T4">Complete</text:span></text:p>
            <text:p text:style-name="Standard"><text:span text:style-name="T4">Analysis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Primary Actor</text:span></text:p>
          </table:table-cell>
          <table:table-cell table:style-name="Table1.B2" office:value-type="string">
            <text:p text:style-name="Standard"><text:span text:style-name="T4">Super-Manager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Secondary Actors</text:span></text:p>
          </table:table-cell>
          <table:table-cell table:style-name="Table1.B2" office:value-type="string">
            <text:p text:style-name="Standard"><text:span text:style-name="T4">Employee Database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Stakeholders and Interests</text:span></text:p>
          </table:table-cell>
          <table:table-cell table:style-name="Table1.B2" office:value-type="string">
            <text:p text:style-name="Standard"><text:span text:style-name="T4">Super-Manager is removing a manager from the restaurant. Employee Database needs to reflect the new addition.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Preconditions</text:span></text:p>
          </table:table-cell>
          <table:table-cell table:style-name="Table1.B2" office:value-type="string">
            <text:p text:style-name="Standard"><text:span text:style-name="T4">Super-Manager is logged in and on the Employees screen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Success Post Condition</text:span></text:p>
          </table:table-cell>
          <table:table-cell table:style-name="Table1.B2" office:value-type="string">
            <text:p text:style-name="Standard"><text:span text:style-name="T4">Selected manager is no longer in the system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5">Failed Post Condition</text:span></text:p>
          </table:table-cell>
          <table:table-cell table:style-name="Table1.B2" office:value-type="string">
            <text:p text:style-name="Standard"><text:span text:style-name="T4">No changes are made to the system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list xml:id="list35654456" text:continue-numbering="true" text:style-name="Outline">
              <text:list-item>
                <text:list>
                  <text:list-item>
                    <text:h text:style-name="Heading_20_2" text:outline-level="2">MAIN SUCCESS SCENARIO (or basic flow)</text:h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office:value-type="string">
            <text:p text:style-name="Standard"><text:span text:style-name="T5">Step</text:span></text:p>
          </table:table-cell>
          <table:table-cell table:style-name="Table2.B2" office:value-type="string">
            <text:p text:style-name="Standard"><text:span text:style-name="T5">Action - </text:span><text:span text:style-name="T4">description in words of each step in success scenario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4">1</text:span></text:p>
          </table:table-cell>
          <table:table-cell table:style-name="Table2.B2" office:value-type="string">
            <text:p text:style-name="Standard"><text:span text:style-name="T4">Super-Manager selects “remove” widget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4">2</text:span></text:p>
          </table:table-cell>
          <table:table-cell table:style-name="Table2.B2" office:value-type="string">
            <text:p text:style-name="Standard"><text:span text:style-name="T4">Super-Manager selects Manager they wish to remove from the database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4">3</text:span></text:p>
          </table:table-cell>
          <table:table-cell table:style-name="Table2.B2" office:value-type="string">
            <text:p text:style-name="Standard"><text:span text:style-name="T4">The webpage throws a confirmation window.</text:span></text:p>
          </table:table-cell>
        </table:table-row>
        <table:table-row table:style-name="Table2.1">
          <table:table-cell table:style-name="Table2.A6" office:value-type="float" office:value="4">
            <text:p text:style-name="P8"><text:span text:style-name="T4">4</text:span></text:p>
          </table:table-cell>
          <table:table-cell table:style-name="Table2.B2" office:value-type="string">
            <text:p text:style-name="Standard"><text:span text:style-name="T4">The Super-Manager selects “remove” on the confirmation window</text:span></text:p>
          </table:table-cell>
        </table:table-row>
        <table:table-row table:style-name="Table2.1">
          <table:table-cell table:style-name="Table2.A6" office:value-type="float" office:value="5">
            <text:p text:style-name="P8">5</text:p>
          </table:table-cell>
          <table:table-cell table:style-name="Table2.B2" office:value-type="string">
            <text:p text:style-name="Standard"><text:span text:style-name="T4">The webpage makes a call to the system updating the database to remove the selected manager.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h text:style-name="P2" text:outline-level="2">EXTENSIONS or Alternate Flows</text:h>
          </table:table-cell>
          <table:covered-table-cell/>
          <table:table-cell table:style-name="Table3.A1" office:value-type="string">
            <text:p text:style-name="Textformatvorlage"/>
          </table:table-cell>
        </table:table-row>
        <table:table-row table:style-name="Table3.1">
          <table:table-cell table:style-name="Table3.A1" office:value-type="string">
            <text:p text:style-name="P11">Step</text:p>
          </table:table-cell>
          <table:table-cell table:style-name="Table3.B2" table:number-columns-spanned="2" office:value-type="string">
            <text:p text:style-name="P11">Branching Action</text:p>
          </table:table-cell>
          <table:covered-table-cell/>
        </table:table-row>
        <table:table-row table:style-name="Table3.3">
          <table:table-cell table:style-name="Table3.A3" table:number-rows-spanned="2" office:value-type="float" office:value="3">
            <text:p text:style-name="P10">3</text:p>
          </table:table-cell>
          <table:table-cell table:style-name="Table3.B2" table:number-columns-spanned="2" office:value-type="string">
            <text:p text:style-name="P9">Super-Manager selects “cancel” on confirmation window</text:p>
          </table:table-cell>
          <table:covered-table-cell/>
        </table:table-row>
        <table:table-row table:style-name="Table3.4">
          <table:covered-table-cell/>
          <table:table-cell table:style-name="Table3.B2" table:number-columns-spanned="2" office:value-type="string">
            <text:p text:style-name="P9">3a. Super-Manager selects “cancel” on confirmation window</text:p>
            <text:p text:style-name="P9"><text:s text:c="7"/>3a1. The database remains unchanged</text:p>
            <text:p text:style-name="P9"><text:s text:c="7"/>3a2. The manager is returned to the Employees screen</text:p>
          </table:table-cell>
          <table:covered-table-cell/>
        </table:table-row>
        <table:table-row table:style-name="Table3.5">
          <table:table-cell table:style-name="Table3.A3" table:number-rows-spanned="2" office:value-type="float" office:value="4">
            <text:p text:style-name="P10">4</text:p>
          </table:table-cell>
          <table:table-cell table:style-name="Table3.B2" table:number-columns-spanned="2" office:value-type="string">
            <text:p text:style-name="P9">Employee database is unavailable</text:p>
          </table:table-cell>
          <table:covered-table-cell/>
        </table:table-row>
        <table:table-row table:style-name="Table3.6">
          <table:covered-table-cell/>
          <table:table-cell table:style-name="Table3.B6" table:number-columns-spanned="2" office:value-type="string">
            <text:p text:style-name="P9">4a. System cannot connect to employees database.</text:p>
            <text:p text:style-name="Standard"><text:span text:style-name="T4"><text:s text:c="7"/></text:span><text:span text:style-name="T6">4</text:span><text:span text:style-name="T4">a1. System displays informative error message.</text:span></text:p>
            <text:p text:style-name="P9">4b. System takes too long to connect to employees database.</text:p>
            <text:p text:style-name="Standard"><text:span text:style-name="T4"><text:s text:c="7"/></text:span><text:span text:style-name="T6">4</text:span><text:span text:style-name="T4">b1. System displays informative error message.</text:span>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table:number-columns-spanned="2" office:value-type="string">
            <text:list xml:id="list35650595" text:continue-numbering="true" text:style-name="Outline">
              <text:list-item>
                <text:list>
                  <text:list-item>
                    <text:h text:style-name="Heading_20_2" text:outline-level="2">SPECIAL REQUIREMENTS</text:h>
                  </text:list-item>
                </text:list>
              </text:list-item>
            </text:list>
          </table:table-cell>
          <table:covered-table-cell/>
        </table:table-row>
        <table:table-row table:style-name="Table4.1">
          <table:table-cell table:style-name="Table4.A1" office:value-type="string">
            <text:p text:style-name="Standard"><text:span text:style-name="T5">Req Num</text:span></text:p>
          </table:table-cell>
          <table:table-cell table:style-name="Table4.B2" office:value-type="string">
            <text:p text:style-name="Standard"><text:span text:style-name="T5">Requirement</text:span></text:p>
          </table:table-cell>
        </table:table-row>
        <table:table-row table:style-name="Table4.1">
          <table:table-cell table:style-name="Table4.A3" office:value-type="float" office:value="1">
            <text:p text:style-name="P8"><text:span text:style-name="T6">1</text:span></text:p>
          </table:table-cell>
          <table:table-cell table:style-name="Table4.B2" office:value-type="string">
            <text:p text:style-name="P9">Super-Manager should have access to all pages</text:p>
            <text:p text:style-name="P9">Super-Manager should have edit privilege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list xml:id="list35645572" text:continue-numbering="true" text:style-name="Outline">
              <text:list-item>
                <text:list>
                  <text:list-item>
                    <text:h text:style-name="Heading_20_2" text:outline-level="2">TECHNOLOGY AND DATA VARIATIONS LIST</text:h>
                  </text:list-item>
                </text:list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Standard"><text:span text:style-name="T5">Var Num</text:span></text:p>
          </table:table-cell>
          <table:table-cell table:style-name="Table5.B2" office:value-type="string">
            <text:p text:style-name="Standard"><text:span text:style-name="T5">Variation</text:span></text:p>
          </table:table-cell>
        </table:table-row>
        <table:table-row table:style-name="Table5.1">
          <table:table-cell table:style-name="Table5.A3" office:value-type="float" office:value="0">
            <text:p text:style-name="P8"><text:span text:style-name="T6">0</text:span></text:p>
          </table:table-cell>
          <table:table-cell table:style-name="Table5.B2" office:value-type="string">
            <text:p text:style-name="Standard"><text:span text:style-name="T4">None</text:span></text:p>
          </table:table-cell>
        </table:table-row>
      </table:table>
      <text:p text:style-name="Standard"/>
      <text:p text:style-name="Standard"><text:span text:style-name="T7">FREQUENCY OF OCCURRENCE</text:span>: 0 to many times a month</text:p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list xml:id="list35641532" text:continue-numbering="true" text:style-name="Outline">
              <text:list-item>
                <text:list>
                  <text:list-item>
                    <text:h text:style-name="Heading_20_2" text:outline-level="2">OTHER ISSUES</text:h>
                  </text:list-item>
                </text:list>
              </text:list-item>
            </text:list>
          </table:table-cell>
          <table:covered-table-cell/>
        </table:table-row>
        <table:table-row table:style-name="Table6.1">
          <table:table-cell table:style-name="Table6.A1" office:value-type="string">
            <text:p text:style-name="Standard"><text:span text:style-name="T5">Issue Num</text:span></text:p>
          </table:table-cell>
          <table:table-cell table:style-name="Table6.B2" office:value-type="string">
            <text:p text:style-name="Standard"><text:span text:style-name="T5">Issue</text:span></text:p>
          </table:table-cell>
        </table:table-row>
        <table:table-row table:style-name="Table6.1">
          <table:table-cell table:style-name="Table6.A3" office:value-type="float" office:value="0">
            <text:p text:style-name="P8"><text:span text:style-name="T6">0</text:span></text:p>
          </table:table-cell>
          <table:table-cell table:style-name="Table6.B2" office:value-type="string">
            <text:p text:style-name="Standard"><text:span text:style-name="T4">Non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417in" fo:keep-with-next="always"/>
      <style:text-properties style:font-name="Arial1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_20_text" style:display-name="footnote text" style:family="paragraph" style:parent-style-name="Standard" style:default-outline-level="" style:list-style-name="">
      <style:text-properties fo:font-size="8pt" style:font-size-asian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25in" fo:margin-right="0in" fo:margin-top="0in" fo:margin-bottom="0.0835in" fo:text-indent="0in" style:auto-text-indent="false"/>
    </style:style>
    <style:style style:name="List_20_Bullet" style:display-name="List Bullet" style:family="paragraph" style:parent-style-name="Standard" style:default-outline-level="" style:list-style-name="">
      <style:paragraph-properties fo:margin-left="0.25in" fo:margin-right="0in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Header_20_Char" style:display-name="Header Char" style:family="text"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  <style:text-properties fo:color="#000000"/>
    </style:style>
    <style:style style:name="MP2" style:family="paragraph" style:parent-style-name="Header">
      <style:paragraph-properties fo:text-align="end" style:justify-single-word="false">
        <style:tab-stops>
          <style:tab-stop style:position="5in" style:type="right"/>
          <style:tab-stop style:position="6in" style:type="center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2.6874in" style:type="right"/>
          <style:tab-stop style:position="5.5in" style:type="right"/>
        </style:tab-stops>
      </style:paragraph-properties>
      <style:text-properties fo:color="#808080" fo:font-size="10pt" style:font-size-asian="10pt"/>
    </style:style>
    <style:style style:name="MP5" style:family="paragraph" style:parent-style-name="Header">
      <style:paragraph-properties fo:margin-left="-0.0626in" fo:margin-right="0in" fo:text-indent="0in" style:auto-text-indent="false">
        <style:tab-stops>
          <style:tab-stop style:position="2.6874in" style:type="right"/>
          <style:tab-stop style:position="5.5in" style:type="right"/>
        </style:tab-stops>
      </style:paragraph-properties>
    </style:style>
    <style:style style:name="MT1" style:family="text">
      <style:text-properties fo:color="#000000"/>
    </style:style>
    <style:style style:name="MT2" style:family="text">
      <style:text-properties fo:color="#000000" fo:font-size="12pt" style:font-size-asian="12pt"/>
    </style:style>
    <style:style style:name="MT3" style:family="text">
      <style:text-properties fo:color="#808080" fo:font-size="10pt" style:font-size-asian="10pt"/>
    </style:style>
    <style:style style:name="MT4" style:family="text">
      <style:text-properties fo:color="#000000" fo:font-size="10pt" style:font-size-asian="10pt"/>
    </style:style>
    <style:page-layout style:name="Mpm1">
      <style:page-layout-properties fo:page-width="8.5in" fo:page-height="11in" style:num-format="1" style:print-orientation="portrait" fo:margin-top="0.4902in" fo:margin-bottom="0.4902in" fo:margin-left="0.7in" fo:margin-right="0.7in" style:writing-mode="lr-tb" style:layout-grid-color="#c0c0c0" style:layout-grid-lines="48" style:layout-grid-base-height="0.1665in" style:layout-grid-ruby-height="0.0409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098in" fo:margin-left="0in" fo:margin-right="0in" fo:margin-bottom="0.1701in" style:dynamic-spacing="true"/>
      </style:header-style>
      <style:footer-style>
        <style:header-footer-properties fo:min-height="0.2098in" fo:margin-left="0in" fo:margin-right="0in" fo:margin-top="0.1701in" style:dynamic-spacing="true"/>
      </style:footer-style>
    </style:page-layout>
    <number:date-style style:name="N8116" number:language="en" number:country="US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Restaurant App/ Group 9</text:span></text:p>
        <text:p text:style-name="MP2"><text:date style:data-style-name="N8116" text:date-value="2016-09-28T15:47:41.63">9/28/2016</text:date></text:p>
        <text:p text:style-name="MP2"><text:span text:style-name="MT1">CS 3704 Fall 2016</text:span></text:p>
        <text:p text:style-name="MP3"/>
      </style:header>
      <style:footer>
        <text:p text:style-name="MP4"/>
        <text:p text:style-name="MP5"><text:span text:style-name="MT2">9/28/16 2:30:00 PM</text:span><text:span text:style-name="MT3"><text:tab/><text:tab/><text:tab/> <text:s text:c="11"/></text:span><text:span text:style-name="MT4">Page </text:span><text:page-number text:select-page="current">2</text:page-number><text:span text:style-name="page_20_number"><text:span text:style-name="MT1"> of </text:span>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se Case Template</dc:title>
    <meta:initial-creator>Matthew Szostak</meta:initial-creator>
    <dc:creator>Matthew Szostak</dc:creator>
    <meta:editing-cycles>6</meta:editing-cycles>
    <meta:print-date>1999-02-17T23:01:00</meta:print-date>
    <meta:creation-date>2016-09-28T14:52:27.21</meta:creation-date>
    <dc:date>2016-09-28T15:47:41.61</dc:date>
    <meta:editing-duration>PT37M23S</meta:editing-duration>
    <meta:generator>OpenOffice/4.1.2$Win32 OpenOffice.org_project/412m3$Build-9782</meta:generator>
    <meta:document-statistic meta:table-count="6" meta:image-count="0" meta:object-count="0" meta:page-count="2" meta:paragraph-count="75" meta:word-count="279" meta:character-count="1819"/>
    <meta:user-defined meta:name="AppVersion">15.0000</meta:user-defined>
    <meta:user-defined meta:name="Company">Lockheed Mart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seCase_Larman.dotx" xlink:href=""/>
  </office:meta>
</office:document-meta>
</file>